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" svg:font-family="DM"/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941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name="DM Mono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DM Mono" fo:font-size="12pt" fo:font-weight="bold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DM Mono"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4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4cm" svg:height="1.492cm" svg:x="2.651cm" svg:y="26.84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8.382cm" svg:height="1.407cm" svg:x="1.127cm" svg:y="1.071cm">
          <draw:text-box>
            <text:p text:style-name="P2"><text:span text:style-name="T1">V</text:span><text:span text:style-name="T1">e</text:span><text:span text:style-name="T1">c</text:span><text:span text:style-name="T1">k</text:span><text:span text:style-name="T1">o</text:span><text:span text:style-name="T1">s</text:span><text:span text:style-name="T1">c</text:span><text:span text:style-name="T1">h</text:span><text:span text:style-name="T1">e</text:span><text:span text:style-name="T1">m</text:span><text:span text:style-name="T1">a</text:span><text:span text:style-name="T1">t</text:span></text:p>
          </draw:text-box>
        </draw:frame>
        <draw:frame draw:style-name="gr1" draw:text-style-name="P1" draw:layer="layout" svg:width="3.009cm" svg:height="1.603cm" svg:x="4.622cm" svg:y="26.829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8.682cm" svg:height="24.191cm" svg:x="1cm" svg:y="2.463cm">
          <draw:text-box>
            <text:p text:style-name="P4"><text:span text:style-name="T2">- 2026-03-28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04: Ej kurs,</text:span></text:p>
            <text:p text:style-name="P4"><text:span text:style-name="T2"><text:s text:c="2"/></text:span><text:span text:style-name="T2">pga Påsklov</text:span></text:p>
            <text:p text:style-name="P4"><text:span text:style-name="T2"/></text:p>
            <text:p text:style-name="P4"><text:span text:style-name="T2">- 2026-04-18: </text:span><text:span text:style-name="T2">Prinsessdagen</text:span></text:p>
            <text:p text:style-name="P4"><text:span text:style-name="T2"/></text:p>
            <text:p text:style-name="P4"><text:span text:style-name="T2">- 2026-05-02: Ej kurs,</text:span></text:p>
            <text:p text:style-name="P4"><text:span text:style-name="T2"><text:s text:c="2"/></text:span><text:span text:style-name="T2">pga Valborg</text:span></text:p>
            <text:p text:style-name="P4"><text:span text:style-name="T3"/></text:p>
            <text:p text:style-name="P4"><text:span text:style-name="T2">- 2026-05-16: Ej kurs, </text:span></text:p>
            <text:p text:style-name="P4"><text:span text:style-name="T2"><text:s text:c="2"/></text:span><text:span text:style-name="T2">pga Kristihimmel</text:span></text:p>
            <text:p text:style-name="P4"><text:span text:style-name="T3"/></text:p>
            <text:p text:style-name="P4"><text:span text:style-name="T2">- 2026-05-24 (Söndag!)</text:span></text:p>
            <text:p text:style-name="P4"><text:span text:style-name="T2"><text:s text:c="2"/></text:span><text:span text:style-name="T2">kl 12.00-18.00</text:span></text:p>
            <text:p text:style-name="P4"><text:span text:style-name="T2"><text:s text:c="2"/></text:span><text:span text:style-name="T2">Hackathon</text:span></text:p>
            <text:p text:style-name="P4"><text:span text:style-name="T3"/></text:p>
            <text:p text:style-name="P4"><text:span text:style-name="T2">- 2026-05-30 kl 11.00-13.00</text:span></text:p>
            <text:p text:style-name="P4"><text:span text:style-name="T2"><text:s text:c="2"/></text:span><text:span text:style-name="T2">hos Stadsbiblioteket:</text:span></text:p>
            <text:p text:style-name="P4"><text:span text:style-name="T2"><text:s text:c="2"/></text:span><text:span text:style-name="T2">Slutpresentation</text:span></text:p>
            <text:p text:style-name="P4"><text:span text:style-name="T3"/></text:p>
            <text:p text:style-name="P4"><text:span text:style-name="T2">- 2026-06-06: Ej kurs, </text:span></text:p>
            <text:p text:style-name="P4"><text:span text:style-name="T2"><text:s text:c="2"/></text:span><text:span text:style-name="T2">pga en röda dag</text:span></text:p>
            <text:p text:style-name="P4"><text:span text:style-name="T3"/></text:p>
            <text:p text:style-name="P4"><text:span text:style-name="T2">- 2026-06-13: Ej kurs, </text:span></text:p>
            <text:p text:style-name="P4"><text:span text:style-name="T2"><text:s text:c="2"/></text:span><text:span text:style-name="T2">pga sommarlov</text:span></text:p>
            <text:p text:style-name="P4"><text:span text:style-name="T3"/></text:p>
            <text:p text:style-name="P4"><text:span text:style-name="T2">- 2026-08-22: Kursen </text:span><text:span text:style-name="T2">börjar igen</text:span></text:p>
            <text:p text:style-name="P4"><text:span text:style-name="T3"/></text:p>
            <text:p text:style-name="P4"><text:span text:style-name="T2"><text:a xlink:href="https://bit.ly/loerdagskurser" xlink:type="simple">https://bit.ly/loerdagskurser</text:a></text:span></text:p>
            <text:p text:style-name="P4"><text:span text:style-name="T2">www.freelists.org/list/</text:span><text:span text:style-name="T2">loerdagskurser</text:span></text:p>
            <text:p text:style-name="P4"><text:span text:style-name="T2">rjcbilderbeek@gmail.c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" svg:font-family="DM"/>
    <style:font-face style:name="DM Mono" svg:font-family="'DM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8T06:24:28.309237541</dc:date>
    <meta:editing-duration>PT4H5M46S</meta:editing-duration>
    <meta:editing-cycles>71</meta:editing-cycles>
    <meta:generator>LibreOffice/24.2.7.2$Linux_X86_64 LibreOffice_project/420$Build-2</meta:generator>
    <meta:print-date>2026-01-09T22:28:23.962377352</meta:print-date>
    <meta:document-statistic meta:object-count="4"/>
  </office:meta>
</office:document-meta>
</file>